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0769" officeooo:paragraph-rsid="00170769"/>
    </style:style>
    <style:style style:name="P2" style:family="paragraph" style:parent-style-name="Standard">
      <style:text-properties officeooo:paragraph-rsid="001d0f77"/>
    </style:style>
    <style:style style:name="P3" style:family="paragraph" style:parent-style-name="Standard">
      <style:text-properties fo:font-style="normal" style:text-underline-style="none" fo:font-weight="normal" officeooo:rsid="001cb87c" officeooo:paragraph-rsid="00170769"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1cb87c" officeooo:paragraph-rsid="001cb87c"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1cb87c" officeooo:paragraph-rsid="002007bf"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1cb87c" officeooo:paragraph-rsid="002086aa"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20f18e" officeooo:paragraph-rsid="0020f18e" style:font-style-asian="normal" style:font-weight-asian="normal" style:font-style-complex="normal" style:font-weight-complex="normal"/>
    </style:style>
    <style:style style:name="P8" style:family="paragraph" style:parent-style-name="Standard">
      <style:text-properties style:font-name="Liberation Serif" fo:font-size="12pt" officeooo:rsid="001d0f77" officeooo:paragraph-rsid="001d0f77" style:font-size-asian="12pt" style:font-size-complex="12pt"/>
    </style:style>
    <style:style style:name="P9" style:family="paragraph" style:parent-style-name="Standard">
      <style:text-properties officeooo:rsid="00170769" officeooo:paragraph-rsid="002007bf"/>
    </style:style>
    <style:style style:name="P10" style:family="paragraph" style:parent-style-name="Standard">
      <style:text-properties officeooo:rsid="00170769" officeooo:paragraph-rsid="00170769"/>
    </style:style>
    <style:style style:name="P11" style:family="paragraph" style:parent-style-name="Standard">
      <style:text-properties officeooo:rsid="00170769" officeooo:paragraph-rsid="0020f18e"/>
    </style:style>
    <style:style style:name="P12" style:family="paragraph" style:parent-style-name="Standard">
      <style:text-properties officeooo:rsid="0020f18e" officeooo:paragraph-rsid="0020f18e"/>
    </style:style>
    <style:style style:name="P13" style:family="paragraph" style:parent-style-name="Standard">
      <style:text-properties officeooo:rsid="0023fc06" officeooo:paragraph-rsid="0023fc06"/>
    </style:style>
    <style:style style:name="T1" style:family="text">
      <style:text-properties officeooo:rsid="00170769"/>
    </style:style>
    <style:style style:name="T2" style:family="text">
      <style:text-properties officeooo:rsid="0018252f"/>
    </style:style>
    <style:style style:name="T3" style:family="text">
      <style:text-properties officeooo:rsid="001a1b4f"/>
    </style:style>
    <style:style style:name="T4" style:family="text">
      <style:text-properties fo:color="#ff3333" fo:font-style="italic" style:text-underline-style="solid" style:text-underline-width="auto" style:text-underline-color="font-color" fo:font-weight="bold" officeooo:rsid="001e77ce" style:font-style-asian="italic" style:font-weight-asian="bold" style:font-style-complex="italic" style:font-weight-complex="bold"/>
    </style:style>
    <style:style style:name="T5" style:family="text">
      <style:text-properties fo:color="#ff3333" fo:font-style="italic" style:text-underline-style="solid" style:text-underline-width="auto" style:text-underline-color="font-color" fo:font-weight="bold" officeooo:rsid="00218650" style:font-style-asian="italic" style:font-weight-asian="bold" style:font-style-complex="italic" style:font-weight-complex="bold"/>
    </style:style>
    <style:style style:name="T6" style:family="text">
      <style:text-properties officeooo:rsid="001a6372"/>
    </style:style>
    <style:style style:name="T7" style:family="text">
      <style:text-properties officeooo:rsid="001b1445"/>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1b1445" style:font-style-asian="normal" style:font-weight-asian="normal" style:font-style-complex="normal" style:font-weight-complex="normal"/>
    </style:style>
    <style:style style:name="T10" style:family="text">
      <style:text-properties fo:font-style="normal" style:text-underline-style="none" fo:font-weight="normal" officeooo:rsid="001cb87c" style:font-style-asian="normal" style:font-weight-asian="normal" style:font-style-complex="normal" style:font-weight-complex="normal"/>
    </style:style>
    <style:style style:name="T11" style:family="text">
      <style:text-properties fo:font-style="normal" style:text-underline-style="none" fo:font-weight="normal" officeooo:rsid="001d0f77" style:font-style-asian="normal" style:font-weight-asian="normal" style:font-style-complex="normal" style:font-weight-complex="normal"/>
    </style:style>
    <style:style style:name="T12" style:family="text">
      <style:text-properties fo:font-style="normal" style:text-underline-style="none" fo:font-weight="normal" officeooo:rsid="002007bf" style:font-style-asian="normal" style:font-weight-asian="normal" style:font-style-complex="normal" style:font-weight-complex="normal"/>
    </style:style>
    <style:style style:name="T13" style:family="text">
      <style:text-properties fo:font-style="normal" style:text-underline-style="none" fo:font-weight="normal" officeooo:rsid="002086aa" style:font-style-asian="normal" style:font-weight-asian="normal" style:font-style-complex="normal" style:font-weight-complex="normal"/>
    </style:style>
    <style:style style:name="T14" style:family="text">
      <style:text-properties fo:font-style="normal" style:text-underline-style="none" fo:font-weight="normal" officeooo:rsid="00218650" style:font-style-asian="normal" style:font-weight-asian="normal" style:font-style-complex="normal" style:font-weight-complex="normal"/>
    </style:style>
    <style:style style:name="T15" style:family="text">
      <style:text-properties style:font-name="Liberation Serif" fo:font-size="12pt" officeooo:rsid="001d0f77" style:font-size-asian="12pt" style:font-size-complex="12pt"/>
    </style:style>
    <style:style style:name="T16" style:family="text">
      <style:text-properties officeooo:rsid="001e77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blématique</text:p>
      <text:p text:style-name="P11"><text:tab/>Afin de pouvoir naviguer de façon <text:span text:style-name="T3">sûre</text:span>, et de se passer autant que possible de l'action humaine, un avion doit pouvoir connaître sa localisation à tout instant. Le système GPS apporte <text:span text:style-name="T2">un élément de réponse majeur a cette problématique, mais </text:span><text:span text:style-name="T4">souffre</text:span><text:span text:style-name="T2"> d'une fréquence de rafraîchissement relativement basse, et ne donne aucune information sur l'orientation (attitude) de l'appareil. Des capteurs inertiels (gyromètres, accéléromètres) représentent alors un moyen pertinent de compléter les lacunes du GPS.</text:span></text:p>
      <text:p text:style-name="P1"/>
      <text:p text:style-name="P12">Plan</text:p>
      <text:p text:style-name="P1"><text:tab/><text:span text:style-name="T6">Je me suis ainsi intéressé au processus permettant d'obtenir, à partir des données de ces capteurs, la position et l’attitude d'un aéronef. Cette étude s'est décomposée comme suit :</text:span></text:p>
      <text:p text:style-name="P1"><text:tab/><text:tab/>- <text:span text:style-name="T6">Exposition des données et inconnues du problème dans le cas général</text:span></text:p>
      <text:p text:style-name="P1"><text:tab/><text:tab/>- <text:span text:style-name="T6">Calcul et représentation de l’attitude (orientation) de l'aéronef</text:span></text:p>
      <text:p text:style-name="P1"><text:tab/><text:tab/>- <text:span text:style-name="T6">Estimation de la position</text:span></text:p>
      <text:p text:style-name="P1"><text:tab/><text:tab/>- <text:span text:style-name="T6">Résultats des démarches mises en œuvre : observations et critique</text:span></text:p>
      <text:p text:style-name="P1"><text:tab/><text:tab/>- <text:span text:style-name="T6">Pistes d'amélioration (ajout d'informations supplémentaires)</text:span></text:p>
      <text:p text:style-name="P1"/>
      <text:p text:style-name="P13">Objectifs</text:p>
      <text:p text:style-name="P13"><text:tab/>Élaborer une procédure permettant, à partir de données provenant de capteurs inertiels, d'estimer la trajectoire suivie ainsi que l'attitude d'un mobile en mouvement dans un référentiel galiléen.</text:p>
      <text:p text:style-name="P13"><text:tab/>Estimer l'influence des défauts des capteurs sur l'estimation effectuée</text:p>
      <text:p text:style-name="P1"/>
      <text:p text:style-name="P12">Démarche</text:p>
      <text:p text:style-name="P1"/>
      <text:p text:style-name="P9"><text:tab/><text:span text:style-name="T7">Après avoir effectué des recherches personnelles dans le but de </text:span><text:span text:style-name="T5">m'approprier le sujet</text:span><text:span text:style-name="T9"> , j'ai procédé à des recherches bibliographiques, </text:span><text:span text:style-name="T10">qui m'ont permis de comparer</text:span><text:span text:style-name="T9"> mes résultats et solutions à ceux effectivement utilisés dans l'industrie, </text:span><text:span text:style-name="T10">ainsi que de comprendre les limites inhérentes à l'utilisation de ces capteurs</text:span><text:span text:style-name="T9">. </text:span></text:p>
      <text:p text:style-name="P6"><text:span text:style-name="T16"><text:tab/>Ces recherches m'ont amené d'une part à utiliser les outils construits en classe (Angles d'euler, intégration numérique), mais ont aussi mis en avant leurs limites. J'ai ainsi pu découvrir de nouveaux outils (quaternions) permettant une résolution plus élégante et plus fiable du problème, mais nécessitant un effort de compréhension.</text:span></text:p>
      <text:p text:style-name="P9"><text:span text:style-name="T9"><text:tab/></text:span><text:span text:style-name="T10">J'ai ainsi pu réaliser un programme estimant l’attitude </text:span><text:span text:style-name="T12">et la position</text:span><text:span text:style-name="T10"> d'un solide dans l'espace, en utilisant les données des capteurs inertiels d'un smartphone. </text:span><text:span text:style-name="T12">J'ai ainsi pu remarquer que ces capteurs </text:span><text:span text:style-name="T14">seuls </text:span><text:span text:style-name="T12">ne permettaient pas de restituer de manière fiable de la position du solide, </text:span><text:span text:style-name="T14">et ne pouvaient estimer de façon relativement précise son attitude.</text:span></text:p>
      <text:p text:style-name="P9"><text:span text:style-name="T10"><text:tab/></text:span><text:span text:style-name="T12">J'ai par conséquent étudié analytiquement et numériquement les conséquences de l'imprécision des capteurs sur l'estimation de la position</text:span></text:p>
      <text:p text:style-name="P9"><text:span text:style-name="T12"><text:tab/></text:span><text:span text:style-name="T13">Ces observations m'ont permis de chercher efficacement des solutions afin de limiter l'écart entre la position estimée et la position réelle, j'ai ainsi pu comprendre les </text:span><text:span text:style-name="T14">choix</text:span><text:span text:style-name="T13"> </text:span><text:span text:style-name="T14">faits </text:span><text:span text:style-name="T13">par les ingénieurs dans </text:span><text:span text:style-name="T14">des structures réelles</text:span></text:p>
      <text:p text:style-name="P5"/>
      <text:p text:style-name="P7"/>
      <text:p text:style-name="P7">Conclusion</text:p>
      <text:p text:style-name="P7"><text:tab/></text:p>
      <text:p text:style-name="P3"/>
      <text:p text:style-name="P3"/>
      <text:p text:style-name="P4">Bibliographie :</text:p>
      <text:p text:style-name="P2"><text:span text:style-name="T10">- </text:span><text:span text:style-name="T8">Oliver J. Woodman</text:span><text:span text:style-name="T10">, An introduction to inertial navigation, </text:span><text:span text:style-name="T11">University of Cambridge, 2007 </text:span><text:a xlink:type="simple" xlink:href="https://www.cl.cam.ac.uk//techreports/UCAM-CL-TR-696.pdf" text:style-name="Internet_20_link" text:visited-style-name="Visited_20_Internet_20_Link">https://www.cl.cam.ac.uk//techreports/UCAM-CL-TR-696.pdf</text:a></text:p>
      <text:p text:style-name="P2"><text:span text:style-name="T1">- </text:span>Sebastian O.H. Madgwick, <text:span text:style-name="T15">An effcient orientation <text:s/>filter for inertial and inertial/magnetic sensor </text:span><text:soft-page-break/><text:span text:style-name="T15">arrays, 2010 </text:span><text:a xlink:type="simple" xlink:href="http://www.x-io.co.uk/res/doc/madgwick_internal_report.pdf" text:style-name="Internet_20_link" text:visited-style-name="Visited_20_Internet_20_Link"><text:span text:style-name="T15">http://www.x-io.co.uk/res/doc/madgwick_internal_report.pdf</text:span></text:a></text:p>
      <text:p text:style-name="P2"><text:span text:style-name="T15">- CH Robotics, Understanding quaternions, </text:span><text:a xlink:type="simple" xlink:href="http://www.chrobotics.com/library/understanding-quaternions" text:style-name="Internet_20_link" text:visited-style-name="Visited_20_Internet_20_Link"><text:span text:style-name="T15">http://www.chrobotics.com/library/understanding-quaternions</text:span></text:a></text:p>
      <text:p text:style-name="P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19:49:17.640134122</meta:creation-date>
    <dc:date>2016-05-17T16:29:35.802687386</dc:date>
    <meta:editing-duration>PT3H49M13S</meta:editing-duration>
    <meta:editing-cycles>13</meta:editing-cycles>
    <meta:generator>LibreOffice/5.0.5.2$Linux_X86_64 LibreOffice_project/00m0$Build-2</meta:generator>
    <meta:document-statistic meta:table-count="0" meta:image-count="0" meta:object-count="0" meta:page-count="2" meta:paragraph-count="25" meta:word-count="429" meta:character-count="3116" meta:non-whitespace-character-count="2688"/>
  </office:meta>
</office:document-meta>
</file>